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  <style:style style:name="ce3" style:family="table-cell" style:parent-style-name="Default" style:data-style-name="N1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[.C1]-[.D1])^2/[.D1]" office:value-type="float" office:value="2.25">
            <text:p>2.2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formula="of:=([.C5]-[.D5])^2/[.D5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([.C11]-[.D11])^2/[.D1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([.C17]-[.D17])^2/[.D17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4">
            <text:p>4</text:p>
          </table:table-cell>
          <table:table-cell table:formula="of:=([.C21]-[.D21])^2/[.D21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([.C25]-[.D25])^2/[.D25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C28]-[.D28])^2/[.D28]" office:value-type="float" office:value="0.25">
            <text:p>0.2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C30]-[.D30])^2/[.D30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C35]-[.D35])^2/[.D35]" office:value-type="float" office:value="0.25">
            <text:p>0.2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C40]-[.D40])^2/[.D40]" office:value-type="float" office:value="0.25">
            <text:p>0.25</text:p>
          </table:table-cell>
        </table:table-row>
        <table:table-row table:style-name="ro1">
          <table:table-cell table:number-columns-repeated="2"/>
          <table:table-cell table:formula="of:=SUM([.C1:.C40])" office:value-type="float" office:value="40">
            <text:p>40</text:p>
          </table:table-cell>
          <table:table-cell/>
          <table:table-cell table:formula="of:=SUM([.E1:.E40])"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Frecuencia</text:p>
          </table:table-cell>
          <table:table-cell table:style-name="ce1" office:value-type="string">
            <text:p>MC</text:p>
          </table:table-cell>
          <table:table-cell/>
          <table:table-cell table:style-name="Default" office:value-type="string">
            <text:p>Probabilidad intervalo</text:p>
          </table:table-cell>
          <table:table-cell office:value-type="string">
            <text:p>Esperad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3]+50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formula="of:=[.E3]*[.D3]" office:value-type="float" office:value="1375">
            <text:p>1375</text:p>
          </table:table-cell>
          <table:table-cell table:formula="of:=EXPONDIST([.C3];1/150;1)-EXPONDIST([.B3];1/150;1)" office:value-type="float" office:value="0.283468689426211">
            <text:p>0.283</text:p>
          </table:table-cell>
          <table:table-cell table:formula="of:=[.G3]*80" office:value-type="float" office:value="22.6774951540969">
            <text:p>22.68</text:p>
          </table:table-cell>
          <table:table-cell table:style-name="ce3"/>
          <table:table-cell table:formula="of:=([.D3]-[.H3])^2/[.H3]" office:value-type="float" office:value="0.23785822563693">
            <text:p>0.24</text:p>
          </table:table-cell>
        </table:table-row>
        <table:table-row table:style-name="ro1">
          <table:table-cell/>
          <table:table-cell table:formula="of:=[.C3]" office:value-type="float" office:value="50">
            <text:p>50</text:p>
          </table:table-cell>
          <table:table-cell table:formula="of:=[.B4]+50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E4]*[.D4]" office:value-type="float" office:value="375">
            <text:p>375</text:p>
          </table:table-cell>
          <table:table-cell table:formula="of:=EXPONDIST([.C4];1/150;1)-EXPONDIST([.B4];1/150;1)" office:value-type="float" office:value="0.203114191541197">
            <text:p>0.203</text:p>
          </table:table-cell>
          <table:table-cell table:formula="of:=[.G4]*80" office:value-type="float" office:value="16.2491353232958">
            <text:p>16.25</text:p>
          </table:table-cell>
          <table:table-cell/>
          <table:table-cell table:formula="of:=([.D4]-[.H4])^2/[.H4]" office:value-type="float" office:value="0.0960259746048307">
            <text:p>0.1</text:p>
          </table:table-cell>
        </table:table-row>
        <table:table-row table:style-name="ro1">
          <table:table-cell/>
          <table:table-cell table:formula="of:=[.C4]" office:value-type="float" office:value="100">
            <text:p>100</text:p>
          </table:table-cell>
          <table:table-cell table:formula="of:=[.B5]+50"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[.E5]*[.D5]" office:value-type="float" office:value="900">
            <text:p>900</text:p>
          </table:table-cell>
          <table:table-cell table:formula="of:=EXPONDIST([.C5];1/150;1)-EXPONDIST([.B5];1/150;1)" office:value-type="float" office:value="0.14553767786115">
            <text:p>0.146</text:p>
          </table:table-cell>
          <table:table-cell table:formula="of:=[.G5]*80" office:value-type="float" office:value="11.643014228892">
            <text:p>11.64</text:p>
          </table:table-cell>
          <table:table-cell/>
          <table:table-cell table:formula="of:=([.D5]-[.H5])^2/[.H5]" office:value-type="float" office:value="5.99837892538145">
            <text:p>6</text:p>
          </table:table-cell>
        </table:table-row>
        <table:table-row table:style-name="ro1">
          <table:table-cell/>
          <table:table-cell table:formula="of:=[.C5]" office:value-type="float" office:value="150">
            <text:p>150</text:p>
          </table:table-cell>
          <table:table-cell table:formula="of:=[.B6]+50"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E6]*[.D6]" office:value-type="float" office:value="30">
            <text:p>30</text:p>
          </table:table-cell>
          <table:table-cell table:formula="of:=EXPONDIST([.C6];1/150;1)-EXPONDIST([.B6];1/150;1)" office:value-type="float" office:value="0.104282303055716">
            <text:p>0.104</text:p>
          </table:table-cell>
          <table:table-cell table:formula="of:=[.G6]*80" office:value-type="float" office:value="8.34258424445725">
            <text:p>8.34</text:p>
          </table:table-cell>
          <table:table-cell/>
          <table:table-cell table:formula="of:=([.D6]-[.H6])^2/[.H6]" office:value-type="float" office:value="0.65779388994787">
            <text:p>0.66</text:p>
          </table:table-cell>
        </table:table-row>
        <table:table-row table:style-name="ro1">
          <table:table-cell/>
          <table:table-cell table:formula="of:=[.C6]" office:value-type="float" office:value="200">
            <text:p>200</text:p>
          </table:table-cell>
          <table:table-cell table:formula="of:=[.B7]+50"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E7]*[.D7]" office:value-type="float" office:value="120">
            <text:p>120</text:p>
          </table:table-cell>
          <table:table-cell table:formula="of:=EXPONDIST([.C7];1/150;1)-EXPONDIST([.B7];1/150;1)" office:value-type="float" office:value="0.0747215352781649">
            <text:p>0.075</text:p>
          </table:table-cell>
          <table:table-cell table:formula="of:=[.G7]*80" office:value-type="float" office:value="5.9777228222532">
            <text:p>5.98</text:p>
          </table:table-cell>
          <table:table-cell/>
          <table:table-cell table:formula="of:=([.D7]-[.H7])^2/[.H7]" office:value-type="float" office:value="0.684140952205288">
            <text:p>0.68</text:p>
          </table:table-cell>
        </table:table-row>
        <table:table-row table:style-name="ro1">
          <table:table-cell/>
          <table:table-cell table:formula="of:=[.C7]" office:value-type="float" office:value="250">
            <text:p>250</text:p>
          </table:table-cell>
          <table:table-cell office:value-type="string">
            <text:p>y mas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[.E8]*[.D8]" office:value-type="float" office:value="560">
            <text:p>560</text:p>
          </table:table-cell>
          <table:table-cell table:formula="of:=EXPONDIST(1E+027;1/150;1)-EXPONDIST([.B8];1/150;1)" office:value-type="float" office:value="0.188875602837562">
            <text:p>0.189</text:p>
          </table:table-cell>
          <table:table-cell table:formula="of:=[.G8]*80" office:value-type="float" office:value="15.1100482270049">
            <text:p>15.11</text:p>
          </table:table-cell>
          <table:table-cell/>
          <table:table-cell table:formula="of:=([.D8]-[.H8])^2/[.H8]" office:value-type="float" office:value="0.0524163885090417">
            <text:p>0.05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TOTAL</text:p>
          </table:table-cell>
          <table:covered-table-cell/>
          <table:table-cell office:value-type="float" office:value="80">
            <text:p>80</text:p>
          </table:table-cell>
          <table:table-cell table:number-columns-repeated="2"/>
          <table:table-cell table:formula="of:=SUM([.G3:.G8])" office:value-type="float" office:value="1">
            <text:p>1.000</text:p>
          </table:table-cell>
          <table:table-cell table:number-columns-repeated="2"/>
          <table:table-cell table:formula="of:=SUM([.J3:.J8])" office:value-type="float" office:value="7.72661435628541">
            <text:p>7.73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Default"/>
          <table:table-cell table:number-columns-repeated="3"/>
        </table:table-row>
      </table:table>
      <table:table table:name="Sheet3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SUM([.B2:.C2])" office:value-type="float" office:value="15">
            <text:p>15</text:p>
          </table:table-cell>
          <table:table-cell/>
          <table:table-cell office:value-type="string">
            <text:p>Valor chi²</text:p>
          </table:table-cell>
          <table:table-cell table:formula="of:=[.D4]*([.B2]*[.C3]-[.B3]*[.C2])^2/PRODUCT([.B4:.C4];[.D2:.D3])" office:value-type="float" office:value="3.33333333333333">
            <text:p>3.3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SUM([.B3:.C3])" office:value-type="float" office:value="15">
            <text:p>15</text:p>
          </table:table-cell>
          <table:table-cell/>
          <table:table-cell office:value-type="string">
            <text:p>ø</text:p>
          </table:table-cell>
          <table:table-cell table:formula="of:=[.G2]/[.D4]" office:value-type="float" office:value="0.111111111111111">
            <text:p>0.11</text:p>
          </table:table-cell>
        </table:table-row>
        <table:table-row table:style-name="ro1">
          <table:table-cell/>
          <table:table-cell table:formula="of:=SUM([.B2:.B3])" office:value-type="float" office:value="15">
            <text:p>15</text:p>
          </table:table-cell>
          <table:table-cell table:formula="of:=SUM([.C2:.C3])" office:value-type="float" office:value="15">
            <text:p>15</text:p>
          </table:table-cell>
          <table:table-cell table:formula="of:=IF(SUM([.B4:.C4])=SUM([.D2:.D3]);SUM([.D2:.D3]);&quot;WTF?!&quot;)" office:value-type="float" office:value="30">
            <text:p>30</text:p>
          </table:table-cell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/>
          <table:table-cell table:formula="of:=1-NORMDIST(-3;3;3.5;1)" office:value-type="float" office:value="0.956761867253167">
            <text:p>0.96</text:p>
          </table:table-cell>
          <table:table-cell table:number-columns-repeated="2"/>
        </table:table-row>
      </table:table>
      <table:database-ranges>
        <table:database-range table:target-range-address="Sheet1.B1:Sheet1.B40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13:2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9:27</meta:creation-date>
    <meta:editing-duration>PT00H26M35S</meta:editing-duration>
    <meta:editing-cycles>3</meta:editing-cycles>
    <meta:generator>OpenOffice.org/3.1$Linux OpenOffice.org_project/310m11$Build-9399</meta:generator>
    <dc:date>2009-06-23T13:23:31</dc:date>
    <meta:document-statistic meta:table-count="3" meta:cell-count="142" meta:object-count="0"/>
  </office:meta>
</office:document-meta>
</file>